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22pt" fo:font-weight="bold" style:font-size-asian="19.25pt" style:font-weight-asian="bold" style:font-size-complex="22pt" style:font-weight-complex="bold"/>
    </style:style>
    <style:style style:name="P2" style:family="paragraph" style:parent-style-name="Standard">
      <style:text-properties fo:font-size="22pt" fo:font-weight="normal" style:font-size-asian="19.25pt" style:font-weight-asian="normal" style:font-size-complex="22pt" style:font-weight-complex="normal"/>
    </style:style>
    <style:style style:name="P3" style:family="paragraph" style:parent-style-name="Standard">
      <style:text-properties fo:font-size="12pt" fo:font-weight="normal"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ausdokumentti</text:p>
      <text:p text:style-name="P2"/>
      <text:p text:style-name="P2"/>
      <text:p text:style-name="P2"/>
      <text:p text:style-name="P2"/>
      <text:p text:style-name="P2"/>
      <text:p text:style-name="P3">Ohjelman testaus on luotu toimintalogiikan luokkien metodeille. Jokaiselle luokalle on pyritty luomaan ainakin yksi testi, joka testaa metodin ydintoimintoja. </text:p>
      <text:p text:style-name="P3">Luokkien private -metodeja ei ole testattu, mutta niidenkin uskoisi toimivan moitteettomasti, jos varsinaiset metodit toimivat niin kuin pitääkin.</text:p>
      <text:p text:style-name="P3">Ainoat metodit, jotka ovat jääneet vain yhden testauksen varaan, ovat kaksi tiedostojenlukumetodia: “yrittaaLisataTunnuksetTiedostosta(tiedosto)”, sekä “yrittaaLisataJarvetTiedostosta(tiedosto)”.</text:p>
      <text:p text:style-name="P3">Olen vain testannut, että metodit osaavat lisätä tiedostosta sanoja ohjelmaan tiedostoon, mutta en onnistunut rakentamaan metodia, jossa metodille annetaan tyhjä tiedosto ja sen virheilmoituksia sitten käsiteltäisiin. Tietokannan testit näyttävät myös suppeilta, mutta tietokanta sisältää pääasiassa gettereitä, settereitä ja metodeja, jotka lisäävät saadut arvot HashMappiin.</text:p>
      <text:p text:style-name="P3"/>
      <text:p text:style-name="P3">Käyttöjärjestelmistä ei tarvinnut tehdä Junit-testejä, joten sitä on testattu lähinnä käs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ura Leponiemi</meta:initial-creator>
    <meta:creation-date>2012-05-18T17:34:38</meta:creation-date>
    <dc:date>2012-06-15T16:10:31</dc:date>
    <dc:creator>Laura Leponiemi</dc:creator>
    <meta:editing-duration>PT00H22M07S</meta:editing-duration>
    <meta:editing-cycles>2</meta:editing-cycles>
    <meta:generator>OpenOffice.org/3.2$Unix OpenOffice.org_project/320m12$Build-9483</meta:generator>
    <meta:document-statistic meta:table-count="0" meta:image-count="0" meta:object-count="0" meta:page-count="1" meta:paragraph-count="6" meta:word-count="110" meta:character-count="986"/>
  </office:meta>
</office:document-meta>
</file>